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size</text:p>
          </table:table-cell>
          <table:table-cell office:value-type="string">
            <text:p>t (s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A2]*4" office:value-type="float" office:value="8">
            <text:p>8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A3]*4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A4]*4" office:value-type="float" office:value="32">
            <text:p>32</text:p>
          </table:table-cell>
          <table:table-cell office:value-type="float" office:value="0">
            <text:p>0</text:p>
          </table:table-cell>
          <table:table-cell>
            <draw:frame table:end-cell-address="Feuille1.K24" table:end-x="2.216cm" table:end-y="0.385cm" draw:z-index="0" draw:style-name="gr1" draw:text-style-name="P1" svg:width="15.999cm" svg:height="8.999cm" svg:x="2.024cm" svg:y="0.419cm">
              <draw:object draw:notify-on-update-of-ranges="Feuille1.B1:Feuille1.B1 Feuille1.B2:Feuille1.B29 Feuille1.C1:Feuille1.C1 Feuille1.C2:Feuille1.C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5]*4" office:value-type="float" office:value="64">
            <text:p>64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A6]*4" office:value-type="float" office:value="128">
            <text:p>128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A7]*4" office:value-type="float" office:value="256">
            <text:p>256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A8]*4" office:value-type="float" office:value="512">
            <text:p>5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A9]*4" office:value-type="float" office:value="1024">
            <text:p>1024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table:formula="of:=[.A10]*4" office:value-type="float" office:value="2048">
            <text:p>2048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[.A11]*4" office:value-type="float" office:value="4096">
            <text:p>4096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table:formula="of:=[.A12]*4" office:value-type="float" office:value="8192">
            <text:p>8192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table:formula="of:=[.A13]*4" office:value-type="float" office:value="16384">
            <text:p>1638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table:formula="of:=[.A14]*4" office:value-type="float" office:value="32768">
            <text:p>32768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table:formula="of:=[.A15]*4" office:value-type="float" office:value="65536">
            <text:p>655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68">
            <text:p>32768</text:p>
          </table:table-cell>
          <table:table-cell table:formula="of:=[.A16]*4" office:value-type="float" office:value="131072">
            <text:p>131072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65536">
            <text:p>65536</text:p>
          </table:table-cell>
          <table:table-cell table:formula="of:=[.A17]*4" office:value-type="float" office:value="262144">
            <text:p>262144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131072">
            <text:p>131072</text:p>
          </table:table-cell>
          <table:table-cell table:formula="of:=[.A18]*4" office:value-type="float" office:value="524288">
            <text:p>524288</text:p>
          </table:table-cell>
          <table:table-cell office:value-type="float" office:value="0.003">
            <text:p>0,003</text:p>
          </table:table-cell>
          <table:table-cell/>
        </table:table-row>
        <table:table-row table:style-name="ro1">
          <table:table-cell office:value-type="float" office:value="262144">
            <text:p>262144</text:p>
          </table:table-cell>
          <table:table-cell table:formula="of:=[.A19]*4" office:value-type="float" office:value="1048576">
            <text:p>1048576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524288">
            <text:p>524288</text:p>
          </table:table-cell>
          <table:table-cell table:formula="of:=[.A20]*4" office:value-type="float" office:value="2097152">
            <text:p>2097152</text:p>
          </table:table-cell>
          <table:table-cell office:value-type="float" office:value="0.004">
            <text:p>0,004</text:p>
          </table:table-cell>
          <table:table-cell/>
        </table:table-row>
        <table:table-row table:style-name="ro1">
          <table:table-cell office:value-type="float" office:value="1048576">
            <text:p>1048576</text:p>
          </table:table-cell>
          <table:table-cell table:formula="of:=[.A21]*4" office:value-type="float" office:value="4194304">
            <text:p>4194304</text:p>
          </table:table-cell>
          <table:table-cell office:value-type="float" office:value="0.018">
            <text:p>0,018</text:p>
          </table:table-cell>
          <table:table-cell/>
        </table:table-row>
        <table:table-row table:style-name="ro1">
          <table:table-cell office:value-type="float" office:value="2097152">
            <text:p>2097152</text:p>
          </table:table-cell>
          <table:table-cell table:formula="of:=[.A22]*4" office:value-type="float" office:value="8388608">
            <text:p>8388608</text:p>
          </table:table-cell>
          <table:table-cell office:value-type="float" office:value="0.011">
            <text:p>0,011</text:p>
          </table:table-cell>
          <table:table-cell/>
        </table:table-row>
        <table:table-row table:style-name="ro1">
          <table:table-cell office:value-type="float" office:value="4194304">
            <text:p>4194304</text:p>
          </table:table-cell>
          <table:table-cell table:formula="of:=[.A23]*4" office:value-type="float" office:value="16777216">
            <text:p>16777216</text:p>
          </table:table-cell>
          <table:table-cell office:value-type="float" office:value="0.028">
            <text:p>0,028</text:p>
          </table:table-cell>
          <table:table-cell/>
        </table:table-row>
        <table:table-row table:style-name="ro1">
          <table:table-cell office:value-type="float" office:value="8388608">
            <text:p>8388608</text:p>
          </table:table-cell>
          <table:table-cell table:formula="of:=[.A24]*4" office:value-type="float" office:value="33554432">
            <text:p>33554432</text:p>
          </table:table-cell>
          <table:table-cell office:value-type="float" office:value="0.034">
            <text:p>0,034</text:p>
          </table:table-cell>
          <table:table-cell/>
        </table:table-row>
        <table:table-row table:style-name="ro1">
          <table:table-cell office:value-type="float" office:value="16777216">
            <text:p>16777216</text:p>
          </table:table-cell>
          <table:table-cell table:formula="of:=[.A25]*4" office:value-type="float" office:value="67108864">
            <text:p>67108864</text:p>
          </table:table-cell>
          <table:table-cell office:value-type="float" office:value="0.055">
            <text:p>0,055</text:p>
          </table:table-cell>
          <table:table-cell/>
        </table:table-row>
        <table:table-row table:style-name="ro1">
          <table:table-cell office:value-type="float" office:value="33554432">
            <text:p>33554432</text:p>
          </table:table-cell>
          <table:table-cell table:formula="of:=[.A26]*4" office:value-type="float" office:value="134217728">
            <text:p>134217728</text:p>
          </table:table-cell>
          <table:table-cell office:value-type="float" office:value="0.107">
            <text:p>0,107</text:p>
          </table:table-cell>
          <table:table-cell/>
        </table:table-row>
        <table:table-row table:style-name="ro1">
          <table:table-cell office:value-type="float" office:value="67108864">
            <text:p>67108864</text:p>
          </table:table-cell>
          <table:table-cell table:formula="of:=[.A27]*4" office:value-type="float" office:value="268435456">
            <text:p>268435456</text:p>
          </table:table-cell>
          <table:table-cell office:value-type="float" office:value="0.219">
            <text:p>0,219</text:p>
          </table:table-cell>
          <table:table-cell/>
        </table:table-row>
        <table:table-row table:style-name="ro1">
          <table:table-cell office:value-type="float" office:value="134217728">
            <text:p>134217728</text:p>
          </table:table-cell>
          <table:table-cell table:formula="of:=[.A28]*4" office:value-type="float" office:value="536870912">
            <text:p>536870912</text:p>
          </table:table-cell>
          <table:table-cell office:value-type="float" office:value="0.421">
            <text:p>0,421</text:p>
          </table:table-cell>
          <table:table-cell/>
        </table:table-row>
        <table:table-row table:style-name="ro1">
          <table:table-cell office:value-type="float" office:value="268435456">
            <text:p>268435456</text:p>
          </table:table-cell>
          <table:table-cell table:formula="of:=[.A29]*4" office:value-type="float" office:value="1073741824">
            <text:p>1073741824</text:p>
          </table:table-cell>
          <table:table-cell office:value-type="float" office:value="0.941">
            <text:p>0,94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0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6T10:02:35.31</dc:date>
    <dc:creator>sa sa</dc:creator>
    <meta:editing-duration>PT16M39S</meta:editing-duration>
    <meta:editing-cycles>1</meta:editing-cycles>
    <meta:document-statistic meta:table-count="1" meta:cell-count="8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t = f(size)</text:p>
        </chart:title>
        <chart:legend chart:legend-position="end" svg:x="12.539cm" svg:y="3.926cm" style:legend-expansion="high" chart:style-name="ch3"/>
        <chart:plot-area chart:style-name="ch4" table:cell-range-address="Feuille1.B1:Feuille1.C29" chart:data-source-has-labels="row" svg:x="1.358cm" svg:y="1.635cm" svg:width="10.541cm" svg:height="6.177cm">
          <chartooo:coordinate-region svg:x="2.085cm" svg:y="1.847cm" svg:width="8.608cm" svg:height="5.292cm"/>
          <chart:axis chart:dimension="x" chart:name="primary-x" chart:style-name="ch5">
            <chart:title svg:x="5.698cm" svg:y="7.993cm" chart:style-name="ch6">
              <text:p>size (octets)</text:p>
            </chart:title>
          </chart:axis>
          <chart:axis chart:dimension="y" chart:name="primary-y" chart:style-name="ch7">
            <chart:title svg:x="0.451cm" svg:y="5.058cm" chart:style-name="ch8">
              <text:p>t (s)</text:p>
            </chart:title>
            <chart:grid chart:style-name="ch9" chart:class="major"/>
          </chart:axis>
          <chart:series chart:style-name="ch10" chart:values-cell-range-address="Feuille1.C2:Feuille1.C29" chart:label-cell-address="Feuille1.C1:Feuille1.C1" chart:class="chart:scatter">
            <chart:domain table:cell-range-address="Feuille1.B2:Feuille1.B29"/>
            <chart:regression-curve chart:style-name="ch11">
              <chart:equation/>
            </chart:regression-curve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 (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Feuille1.B2:Feuille1.B29</svg:desc>
                </draw:g>
              </table:table-cell>
              <table:table-cell office:value-type="float" office:value="0.001">
                <text:p>0.001</text:p>
                <draw:g>
                  <svg:desc>Feuille1.C2:Feuille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84">
                <text:p>16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68">
                <text:p>3276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536">
                <text:p>65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072">
                <text:p>1310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144">
                <text:p>2621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4288">
                <text:p>52428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8576">
                <text:p>104857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7152">
                <text:p>209715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4304">
                <text:p>419430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88608">
                <text:p>83886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7216">
                <text:p>167772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554432">
                <text:p>3355443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108864">
                <text:p>6710886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217728">
                <text:p>13421772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8435456">
                <text:p>268435456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6870912">
                <text:p>536870912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3741824">
                <text:p>1073741824</text:p>
              </table:table-cell>
              <table:table-cell office:value-type="float" office:value="0.941">
                <text:p>0.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